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ndex rejilas</text:p>
      <text:p text:style-name="Normal">&lt;!DOCTYPE html&gt;</text:p>
      <text:p text:style-name="Normal">&lt;html lang="es"&gt;</text:p>
      <text:p text:style-name="Normal">&lt;head&gt;</text:p>
      <text:p text:style-name="Normal">    &lt;meta charset="UTF-8"&gt;</text:p>
      <text:p text:style-name="Normal">    &lt;meta name="viewport" content="width=device-width, initial-scale=1.0"&gt;</text:p>
      <text:p text:style-name="Normal">    &lt;title&gt;Ejercicio Grid Responsive&lt;/title&gt;</text:p>
      <text:p text:style-name="Normal">    &lt;link rel="stylesheet" href="css/styles.css"&gt;</text:p>
      <text:p text:style-name="Normal">&lt;/head&gt;</text:p>
      <text:p text:style-name="Normal"> </text:p>
      <text:p text:style-name="Normal">&lt;body&gt;</text:p>
      <text:p text:style-name="Normal">    &lt;header&gt;</text:p>
      <text:p text:style-name="Normal">        &lt;h1&gt; Cabera de la página&lt;/h1&gt;</text:p>
      <text:p text:style-name="Normal">    &lt;/header&gt;</text:p>
      <text:p text:style-name="Normal">    &lt;div class="contenedor"&gt;</text:p>
      <text:p text:style-name="Normal">        &lt;div class="tarjeta"&gt;</text:p>
      <text:p text:style-name="Normal">            &lt;img src="img/Coche1.jpg" alt="Imagen 1"&gt;</text:p>
      <text:p text:style-name="Normal">            &lt;h2&gt;Tarjeta 1&lt;/h2&gt;</text:p>
      <text:p text:style-name="Normal">            &lt;p&gt;Descripción de la primera tarjeta.&lt;/p&gt;</text:p>
      <text:p text:style-name="Normal">        &lt;/div&gt;</text:p>
      <text:p text:style-name="Normal">        &lt;div class="tarjeta"&gt;</text:p>
      <text:p text:style-name="Normal">            &lt;img src="img/Coche2.jpg" alt="Imagen 2"&gt;</text:p>
      <text:p text:style-name="Normal">            &lt;h2&gt;Tarjeta 2&lt;/h2&gt;</text:p>
      <text:p text:style-name="Normal">            &lt;p&gt;Descripción de la segunda tarjeta.&lt;/p&gt;</text:p>
      <text:p text:style-name="Normal">        &lt;/div&gt;</text:p>
      <text:p text:style-name="Normal">        &lt;div class="tarjeta"&gt;</text:p>
      <text:p text:style-name="Normal">            &lt;img src="img/Coche3.jpg" alt="Imagen 3"&gt;</text:p>
      <text:p text:style-name="Normal">            &lt;h2&gt;Tarjeta 3&lt;/h2&gt;</text:p>
      <text:soft-page-break/>
      <text:p text:style-name="Normal">            &lt;p&gt;Descripción de la tercera tarjeta.&lt;/p&gt;</text:p>
      <text:p text:style-name="Normal">        &lt;/div&gt;</text:p>
      <text:p text:style-name="Normal">        &lt;div class="tarjeta"&gt;</text:p>
      <text:p text:style-name="Normal">            &lt;img src="img/Coche4.jpg" alt="Imagen 4"&gt;</text:p>
      <text:p text:style-name="Normal">            &lt;h2&gt;Tarjeta 4&lt;/h2&gt;</text:p>
      <text:p text:style-name="Normal">            &lt;p&gt;Descripción de la cuarta tarjeta.&lt;/p&gt;</text:p>
      <text:p text:style-name="Normal">        &lt;/div&gt;</text:p>
      <text:p text:style-name="Normal">        &lt;div class="tarjeta"&gt;</text:p>
      <text:p text:style-name="Normal">            &lt;img src="img/Coche5.jpg" alt="Imagen 5"&gt;</text:p>
      <text:p text:style-name="Normal">            &lt;h2&gt;Tarjeta 5&lt;/h2&gt;</text:p>
      <text:p text:style-name="Normal">            &lt;p&gt;Descripción de la quinta tarjeta.&lt;/p&gt;</text:p>
      <text:p text:style-name="Normal">        &lt;/div&gt;</text:p>
      <text:p text:style-name="Normal">        &lt;div class="tarjeta"&gt;</text:p>
      <text:p text:style-name="Normal">            &lt;img src="img/Coche6.jpg" alt="Imagen 6"&gt;</text:p>
      <text:p text:style-name="Normal">            &lt;h2&gt;Tarjeta 6&lt;/h2&gt;</text:p>
      <text:p text:style-name="Normal">            &lt;p&gt;Descripción de la sexta tarjeta.&lt;/p&gt;</text:p>
      <text:p text:style-name="Normal">        &lt;/div&gt;</text:p>
      <text:p text:style-name="Normal">    &lt;/div&gt;</text:p>
      <text:p text:style-name="Normal">&lt;/body&gt;</text:p>
      <text:p text:style-name="Normal">&lt;/html&gt;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a villazón</meta:initial-creator>
    <dc:creator>maria villazón</dc:creator>
    <meta:creation-date>2025-03-11T15:34:00Z</meta:creation-date>
    <dc:date>2025-03-11T15:35:00Z</dc:date>
    <meta:template xlink:href="Normal" xlink:type="simple"/>
    <meta:editing-cycles>1</meta:editing-cycles>
    <meta:editing-duration>PT60S</meta:editing-duration>
    <meta:document-statistic meta:page-count="2" meta:paragraph-count="2" meta:word-count="229" meta:character-count="1489" meta:row-count="10" meta:non-whitespace-character-count="1262"/>
  </office:meta>
</office:document-meta>
</file>